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2.3" style:family="table-row">
      <style:table-row-properties style:min-row-height="0.674cm"/>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a67f" officeooo:paragraph-rsid="0002a67f"/>
    </style:style>
    <style:style style:name="P2" style:family="paragraph" style:parent-style-name="Standard">
      <style:text-properties officeooo:rsid="00032607" officeooo:paragraph-rsid="00032607"/>
    </style:style>
    <style:style style:name="P3" style:family="paragraph" style:parent-style-name="Standard">
      <style:text-properties officeooo:rsid="00086452" officeooo:paragraph-rsid="00086452"/>
    </style:style>
    <style:style style:name="P4" style:family="paragraph" style:parent-style-name="Standard">
      <style:text-properties officeooo:rsid="00086452" officeooo:paragraph-rsid="00091ec9"/>
    </style:style>
    <style:style style:name="P5" style:family="paragraph" style:parent-style-name="Standard">
      <style:text-properties officeooo:rsid="00091ec9" officeooo:paragraph-rsid="00091ec9"/>
    </style:style>
    <style:style style:name="P6" style:family="paragraph" style:parent-style-name="Standard">
      <style:text-properties officeooo:rsid="00091ec9" officeooo:paragraph-rsid="001f09c6"/>
    </style:style>
    <style:style style:name="P7" style:family="paragraph" style:parent-style-name="Standard">
      <style:text-properties officeooo:rsid="000aafc3" officeooo:paragraph-rsid="000aafc3"/>
    </style:style>
    <style:style style:name="P8" style:family="paragraph" style:parent-style-name="Standard">
      <style:text-properties officeooo:rsid="000c3893" officeooo:paragraph-rsid="000c3893"/>
    </style:style>
    <style:style style:name="P9" style:family="paragraph" style:parent-style-name="Standard">
      <style:text-properties officeooo:rsid="000dd369" officeooo:paragraph-rsid="000dd369"/>
    </style:style>
    <style:style style:name="P10" style:family="paragraph" style:parent-style-name="Standard">
      <style:text-properties officeooo:rsid="000dd369" officeooo:paragraph-rsid="00200ac9"/>
    </style:style>
    <style:style style:name="P11" style:family="paragraph" style:parent-style-name="Standard">
      <style:text-properties officeooo:rsid="000e8d63" officeooo:paragraph-rsid="000e8d63"/>
    </style:style>
    <style:style style:name="P12" style:family="paragraph" style:parent-style-name="Standard">
      <style:text-properties officeooo:rsid="000e8d63" officeooo:paragraph-rsid="00200ac9"/>
    </style:style>
    <style:style style:name="P13" style:family="paragraph" style:parent-style-name="Standard">
      <style:text-properties officeooo:rsid="000edbde" officeooo:paragraph-rsid="000edbde"/>
    </style:style>
    <style:style style:name="P14" style:family="paragraph" style:parent-style-name="Standard">
      <style:text-properties officeooo:rsid="0010d868" officeooo:paragraph-rsid="0010d868"/>
    </style:style>
    <style:style style:name="P15" style:family="paragraph" style:parent-style-name="Standard">
      <style:text-properties officeooo:rsid="0010d868" officeooo:paragraph-rsid="00231d6f"/>
    </style:style>
    <style:style style:name="P16" style:family="paragraph" style:parent-style-name="Standard">
      <style:text-properties officeooo:rsid="0010d868" officeooo:paragraph-rsid="0023e185"/>
    </style:style>
    <style:style style:name="P17" style:family="paragraph" style:parent-style-name="Standard">
      <style:text-properties officeooo:rsid="00138268" officeooo:paragraph-rsid="00138268"/>
    </style:style>
    <style:style style:name="P18" style:family="paragraph" style:parent-style-name="Standard">
      <style:text-properties officeooo:rsid="0013d1ae" officeooo:paragraph-rsid="0013d1ae"/>
    </style:style>
    <style:style style:name="P19" style:family="paragraph" style:parent-style-name="Standard">
      <style:text-properties officeooo:rsid="0013d1ae" officeooo:paragraph-rsid="002c7a68"/>
    </style:style>
    <style:style style:name="P20" style:family="paragraph" style:parent-style-name="Standard">
      <style:text-properties officeooo:rsid="001454c3" officeooo:paragraph-rsid="001454c3"/>
    </style:style>
    <style:style style:name="P21" style:family="paragraph" style:parent-style-name="Standard">
      <style:text-properties officeooo:rsid="001454c3" officeooo:paragraph-rsid="002a9160"/>
    </style:style>
    <style:style style:name="P22" style:family="paragraph" style:parent-style-name="Standard">
      <style:text-properties officeooo:rsid="00162352" officeooo:paragraph-rsid="00162352"/>
    </style:style>
    <style:style style:name="P23" style:family="paragraph" style:parent-style-name="Standard">
      <style:text-properties officeooo:rsid="0019b38a" officeooo:paragraph-rsid="0019b38a"/>
    </style:style>
    <style:style style:name="P24" style:family="paragraph" style:parent-style-name="Standard">
      <style:text-properties officeooo:rsid="0002a67f" officeooo:paragraph-rsid="0002a67f"/>
    </style:style>
    <style:style style:name="P25" style:family="paragraph" style:parent-style-name="Standard">
      <style:text-properties officeooo:rsid="0019c140" officeooo:paragraph-rsid="0019c140"/>
    </style:style>
    <style:style style:name="P26" style:family="paragraph" style:parent-style-name="Standard">
      <style:text-properties officeooo:rsid="0019c140" officeooo:paragraph-rsid="002c7a68"/>
    </style:style>
    <style:style style:name="P27" style:family="paragraph" style:parent-style-name="Standard">
      <style:text-properties officeooo:rsid="001ab8ec" officeooo:paragraph-rsid="001ab8ec"/>
    </style:style>
    <style:style style:name="P28" style:family="paragraph" style:parent-style-name="Standard">
      <style:text-properties officeooo:rsid="001ab8ec" officeooo:paragraph-rsid="002c7a68"/>
    </style:style>
    <style:style style:name="P29" style:family="paragraph" style:parent-style-name="Standard">
      <style:text-properties officeooo:rsid="001c6bf7" officeooo:paragraph-rsid="001c6bf7"/>
    </style:style>
    <style:style style:name="P30" style:family="paragraph" style:parent-style-name="Standard">
      <style:text-properties officeooo:rsid="001c7783" officeooo:paragraph-rsid="001c7783"/>
    </style:style>
    <style:style style:name="P31" style:family="paragraph" style:parent-style-name="Standard">
      <style:text-properties officeooo:rsid="001d56dd" officeooo:paragraph-rsid="001d56dd"/>
    </style:style>
    <style:style style:name="P32" style:family="paragraph" style:parent-style-name="Standard">
      <style:text-properties officeooo:rsid="0006c428" officeooo:paragraph-rsid="001d56dd"/>
    </style:style>
    <style:style style:name="P33" style:family="paragraph" style:parent-style-name="Standard">
      <style:text-properties officeooo:rsid="0006c428" officeooo:paragraph-rsid="001e2d3a"/>
    </style:style>
    <style:style style:name="P34" style:family="paragraph" style:parent-style-name="Standard">
      <style:text-properties officeooo:rsid="001e2d3a" officeooo:paragraph-rsid="001e2d3a"/>
    </style:style>
    <style:style style:name="P35" style:family="paragraph" style:parent-style-name="Table_20_Contents">
      <style:text-properties officeooo:rsid="001d56dd" officeooo:paragraph-rsid="001d56dd"/>
    </style:style>
    <style:style style:name="P36" style:family="paragraph" style:parent-style-name="Table_20_Contents">
      <style:text-properties officeooo:rsid="001e2d3a" officeooo:paragraph-rsid="001e2d3a"/>
    </style:style>
    <style:style style:name="P37" style:family="paragraph" style:parent-style-name="Table_20_Contents">
      <style:text-properties officeooo:rsid="0023e185" officeooo:paragraph-rsid="0023e185"/>
    </style:style>
    <style:style style:name="T1" style:family="text">
      <style:text-properties officeooo:rsid="0003ea3d"/>
    </style:style>
    <style:style style:name="T2" style:family="text">
      <style:text-properties officeooo:rsid="00068a35"/>
    </style:style>
    <style:style style:name="T3" style:family="text">
      <style:text-properties officeooo:rsid="00091ec9"/>
    </style:style>
    <style:style style:name="T4" style:family="text">
      <style:text-properties officeooo:rsid="000aafc3"/>
    </style:style>
    <style:style style:name="T5" style:family="text">
      <style:text-properties officeooo:rsid="000e6c84"/>
    </style:style>
    <style:style style:name="T6" style:family="text">
      <style:text-properties officeooo:rsid="000e8d63"/>
    </style:style>
    <style:style style:name="T7" style:family="text">
      <style:text-properties officeooo:rsid="000edbde"/>
    </style:style>
    <style:style style:name="T8" style:family="text">
      <style:text-properties officeooo:rsid="0013d1ae"/>
    </style:style>
    <style:style style:name="T9" style:family="text">
      <style:text-properties officeooo:rsid="001454c3"/>
    </style:style>
    <style:style style:name="T10" style:family="text">
      <style:text-properties officeooo:rsid="00162352"/>
    </style:style>
    <style:style style:name="T11" style:family="text">
      <style:text-properties officeooo:rsid="00172191"/>
    </style:style>
    <style:style style:name="T12" style:family="text">
      <style:text-properties officeooo:rsid="001ab8ec"/>
    </style:style>
    <style:style style:name="T13" style:family="text">
      <style:text-properties officeooo:rsid="001c6bf7"/>
    </style:style>
    <style:style style:name="T14" style:family="text">
      <style:text-properties officeooo:rsid="001c7783"/>
    </style:style>
    <style:style style:name="T15" style:family="text">
      <style:text-properties officeooo:rsid="001d56dd"/>
    </style:style>
    <style:style style:name="T16" style:family="text">
      <style:text-properties officeooo:rsid="001e2d3a"/>
    </style:style>
    <style:style style:name="T17" style:family="text">
      <style:text-properties officeooo:rsid="00200690"/>
    </style:style>
    <style:style style:name="T18" style:family="text">
      <style:text-properties officeooo:rsid="00200ac9"/>
    </style:style>
    <style:style style:name="T19" style:family="text">
      <style:text-properties officeooo:rsid="00219f34"/>
    </style:style>
    <style:style style:name="T20" style:family="text">
      <style:text-properties officeooo:rsid="00231d6f"/>
    </style:style>
    <style:style style:name="T21" style:family="text">
      <style:text-properties officeooo:rsid="0023e185"/>
    </style:style>
    <style:style style:name="T22" style:family="text">
      <style:text-properties officeooo:rsid="0029309a"/>
    </style:style>
    <style:style style:name="T23" style:family="text">
      <style:text-properties officeooo:rsid="002c7a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orübung 3 – Messbrücken und Messverstärker</text:p>
      <text:p text:style-name="P1"/>
      <text:p text:style-name="P1">Laborplatz CA0406-6, <text:span text:style-name="T2">29.11.2018</text:span></text:p>
      <text:p text:style-name="P1">Teilnehmer: Katharina Kralicek, Patrick Mayr, Oskar ?</text:p>
      <text:p text:style-name="P1"/>
      <text:p text:style-name="P1">Geräte:</text:p>
      <text:p text:style-name="P1">Spannungsquelle: Rigol DP832</text:p>
      <text:p text:style-name="P25">Spannungsquelle für Heizelement: Konstanter T1 K 30 B 0,8</text:p>
      <text:p text:style-name="P1">Kapazitätsdekade: Danbridge DK45</text:p>
      <text:p text:style-name="P1">Widerstandsdekade 1: Goerz</text:p>
      <text:p text:style-name="P1">Widerstandsdekade 2: <text:span text:style-name="T1">Goerz</text:span></text:p>
      <text:p text:style-name="P1">Widerstandsdekade 3: <text:span text:style-name="T1">Goerz</text:span></text:p>
      <text:p text:style-name="P1">Temperaturmessung: Mastech MS8221C</text:p>
      <text:p text:style-name="P1">Funktionsgenerator: Siglent SDG1025</text:p>
      <text:p text:style-name="P1">Oszilloskop: Agilent DSO-X 2002A</text:p>
      <text:p text:style-name="P1"/>
      <text:p text:style-name="P2">3.1 Wheatstone-Abgleich-Messbrücke</text:p>
      <text:p text:style-name="P2">3.1.1 DC-Messbrücke</text:p>
      <text:p text:style-name="P2"/>
      <text:p text:style-name="P3">Um den parasitären Widerstand eines realen Kondensators messen zu können, wurde eine DC-Messbrücke nach dem Modell in Abb. <text:span text:style-name="T15">(DC_Wheatstone_Messbrücke)</text:span> aufgebaut. Für die Widerstände R1 bis R3 wurden Widerstandsdekaden verwendet, deren eingestellte Werte in Tabelle <text:span text:style-name="T15">3.1</text:span> nachzulesen sind. Der parasitäre Widerstand errechnet sich durch die Abgleichbedingung <text:span text:style-name="T15">(</text:span>R1*R3<text:span text:style-name="T15">)</text:span>=<text:span text:style-name="T15">(</text:span>R2*Rx<text:span text:style-name="T15">)</text:span> zu Rx=<text:span text:style-name="T15">(</text:span>R1*R3<text:span text:style-name="T15">)</text:span>/R2=6,86MOhm</text:p>
      <text:p text:style-name="P3"/>
      <text:p text:style-name="P31">Tabelle 3.1:</text:p>
      <text:p text:style-name="P31"/>
      <table:table table:name="Tabelle1" table:style-name="Tabelle1">
        <table:table-column table:style-name="Tabelle1.A" table:number-columns-repeated="2"/>
        <table:table-row>
          <table:table-cell table:style-name="Tabelle1.A1" office:value-type="string">
            <text:p text:style-name="P36">Bauteilbezeichnung</text:p>
          </table:table-cell>
          <table:table-cell table:style-name="Tabelle1.B1" office:value-type="string">
            <text:p text:style-name="P35">Wert [<text:span text:style-name="T16">k</text:span>Ohm]</text:p>
          </table:table-cell>
        </table:table-row>
        <table:table-row>
          <table:table-cell table:style-name="Tabelle1.A2" office:value-type="string">
            <text:p text:style-name="P32">R1</text:p>
          </table:table-cell>
          <table:table-cell table:style-name="Tabelle1.B2" office:value-type="string">
            <text:p text:style-name="P35">110</text:p>
          </table:table-cell>
        </table:table-row>
        <table:table-row>
          <table:table-cell table:style-name="Tabelle1.A2" office:value-type="string">
            <text:p text:style-name="P35">R2</text:p>
          </table:table-cell>
          <table:table-cell table:style-name="Tabelle1.B2" office:value-type="string">
            <text:p text:style-name="P35">160,4</text:p>
          </table:table-cell>
        </table:table-row>
        <table:table-row>
          <table:table-cell table:style-name="Tabelle1.A2" office:value-type="string">
            <text:p text:style-name="P35">R3</text:p>
          </table:table-cell>
          <table:table-cell table:style-name="Tabelle1.B2" office:value-type="string">
            <text:p text:style-name="P35">10</text:p>
          </table:table-cell>
        </table:table-row>
      </table:table>
      <text:p text:style-name="P31"/>
      <text:p text:style-name="P3"/>
      <text:p text:style-name="P4">Ist die Brücke nicht abgeglichen, so stellt sich eine Differenzspannung Ud ein, die wiederum linear von der Versorgungsspannung abhängt, <text:span text:style-name="T15">gemäß der Formel Ud=U*(R1*R3-R2*Rx)/((Rx+R1)*(R2+R3))=k*U</text:span>. <text:span text:style-name="T3">Dies ist auch relevant für die Wahl einer geeigneten Versorgungsspannung, denn die Messbereiche der Multimeter sind sowohl nach unten, als auch nach oben begrenzt. Wird nun die Versorgungsspannung zu niedrig gewählt, so kann es passieren, dass die Brücke nicht vollständig abgeglichen ist, das Multimeter jedoch trotzdem keine Spannung anzeigt. Deswegen ist die Versorgungsspannung jedenfalls maximal zu wählen. Bei der vorliegenden Messung wurden daher 30V gewählt, die Maximalspannung der Spannungsquelle.</text:span></text:p>
      <text:p text:style-name="P4"/>
      <text:p text:style-name="P5">Für die Messung an der vorliegenden Schaltung kann sowohl ein Voltmeter, als auch ein Amperemeter verwendet werden, da der Innenwiderstand des Multimeters keinen Einfluss auf die Schaltung hat. Dies ergibt sich daraus, dass für eine abgeglichene Brücke kein Strom über das Multimeter fließt.</text:p>
      <text:p text:style-name="P5"/>
      <text:p text:style-name="P5">3.1.2 AC-Messbrücke</text:p>
      <text:p text:style-name="P5"/>
      <text:p text:style-name="P6">Nun soll die Kapazität des realen Kondensators gemessen werden, was mithilfe der AC-Messbrücke, in Abb. <text:span text:style-name="T16">(AC_Wheatstone_Messbrücke) zu sehen</text:span>, möglich ist. <text:span text:style-name="T4">Die Werte der </text:span><text:soft-page-break/><text:span text:style-name="T4">Widerstandsdekaden und der nun hinzugefügten Kapazitätsdekade sind in Tabelle 3.2 abzulesen. Als Versorgungsspannung wurde diesmal eine Sinusspannung mit einer Amplitude von 10V und einer Frequenz von 1kHz gewählt, eingespeist durch den Signalgenerator des Oszilloskops. Die für den Abgleich dieser Messbrücke zu beachtenden Bedingungen sind (Z1*Z3)=(Z2*Zx), oder in Realteil (R1*R3)=(R2*Rx) und Imaginärteil (R3*X1)=(R2*Xx) aufgespalten, wobei Xx die gesuchte Kapazität darstellt.</text:span></text:p>
      <text:p text:style-name="P5"/>
      <text:p text:style-name="P34">Tabelle 3.2</text:p>
      <text:p text:style-name="P34"/>
      <table:table table:name="Tabelle2" table:style-name="Tabelle2">
        <table:table-column table:style-name="Tabelle2.A" table:number-columns-repeated="2"/>
        <table:table-row>
          <table:table-cell table:style-name="Tabelle2.A1" office:value-type="string">
            <text:p text:style-name="P36">Bauteilbezeichnung</text:p>
          </table:table-cell>
          <table:table-cell table:style-name="Tabelle2.B1" office:value-type="string">
            <text:p text:style-name="P36">Wert</text:p>
          </table:table-cell>
        </table:table-row>
        <table:table-row>
          <table:table-cell table:style-name="Tabelle2.A2" office:value-type="string">
            <text:p text:style-name="P33">R1</text:p>
          </table:table-cell>
          <table:table-cell table:style-name="Tabelle2.B2" office:value-type="string">
            <text:p text:style-name="P33">50kOhm</text:p>
          </table:table-cell>
        </table:table-row>
        <table:table-row table:style-name="Tabelle2.3">
          <table:table-cell table:style-name="Tabelle2.A2" office:value-type="string">
            <text:p text:style-name="P36">R2</text:p>
          </table:table-cell>
          <table:table-cell table:style-name="Tabelle2.B2" office:value-type="string">
            <text:p text:style-name="P36">3kOhm</text:p>
          </table:table-cell>
        </table:table-row>
        <table:table-row>
          <table:table-cell table:style-name="Tabelle2.A2" office:value-type="string">
            <text:p text:style-name="P36">R3</text:p>
          </table:table-cell>
          <table:table-cell table:style-name="Tabelle2.B2" office:value-type="string">
            <text:p text:style-name="P36">11,1kOhm</text:p>
          </table:table-cell>
        </table:table-row>
        <table:table-row>
          <table:table-cell table:style-name="Tabelle2.A5" office:value-type="string">
            <text:p text:style-name="P36">C</text:p>
          </table:table-cell>
          <table:table-cell table:style-name="Tabelle2.B5" office:value-type="string">
            <text:p text:style-name="P36">3,85uF</text:p>
          </table:table-cell>
        </table:table-row>
      </table:table>
      <text:p text:style-name="P34"/>
      <text:p text:style-name="P5"/>
      <text:p text:style-name="P7">Bei dieser Messung ist es uns jedoch nicht gelungen, die Brücke vollständig abzugleichen. Mit den in Tabelle <text:span text:style-name="T17">3.2</text:span> gelisteten Werten für die Dekaden blieb eine Ud von 22mV. In diesem Fall errechnet sich die gesuchte Kapazität zu Xx=<text:span text:style-name="T17">(</text:span>R3*X1<text:span text:style-name="T17">)</text:span>/R2=14,26uF.</text:p>
      <text:p text:style-name="P7"/>
      <text:p text:style-name="P7"/>
      <text:p text:style-name="P8">3.2 Messverstärker</text:p>
      <text:p text:style-name="P8">3.2.1 Subtrahierverstärker</text:p>
      <text:p text:style-name="P8"/>
      <text:p text:style-name="P8">Es sollen durch diese Messungen sämtliche Eigenschaften eines Subtrahierverstärkers in einer Halbbrücke bestimmt werden. Dazu mussten zu Beginn alle Widerstände gewählt werden, <text:span text:style-name="T17">wobei f</text:span>ür eine <text:span text:style-name="T17">angenommene</text:span> <text:span text:style-name="T17">Gegentaktv</text:span>erstärkung von V=1200 die Widerstände R1=R3=100Ohm und R2=R4=120kOhm gewählt.</text:p>
      <text:p text:style-name="P8"/>
      <text:p text:style-name="P10">Für die Messung der Gegentaktverstärkung wird zwischen den beiden Eingängen ein zu verstärkendes Signal angelegt. <text:span text:style-name="T17">Bei einem Eingangss</text:span>ignal der Frequenz f=1kHz und dem Spitze-Spitze-Spannungswert ue=4mVpp wurde am Ausgang ein Spitze-Spitze-Spannugnswert von ua=3,7Vpp <text:span text:style-name="T5">mit dem Oszilloskop</text:span> gemessen. Daraus <text:span text:style-name="T18">ergibt</text:span> sich mit der Formel<text:span text:style-name="T17"> </text:span>V<text:span text:style-name="T17">gemessen</text:span>=ua/ue=925 <text:span text:style-name="T17">die gemessene Gegentaktverstärkung</text:span>. <text:span text:style-name="T5">Da die absolute Abweichung der aus den Messwerten berechneten Verstärkung zur angenommenen Verstärkung doch 275 beträgt, ist es durchaus möglich, dass die angenommene Verstärkung zu hoch gesetzt war. Alternativ können Abweichungen auch durch Verluste in der Schaltung erklärt werden. </text:span></text:p>
      <text:p text:style-name="P9"/>
      <text:p text:style-name="P10"><text:span text:style-name="T17">Nun wird der</text:span> Eingangsoffset <text:span text:style-name="T6">gemessen, indem bei Eingänge zusammen auf Masse gehängt werden, und anschließend am Oszilloskop bei DC Kopplung der DC RMS des Ausgangssignals abgelesen wird. Dabei ergab sich ein Ua=420mV, woraus mithilfe der Formel Ue=Ua/V=0,35mV der Eingangsoffset errechnet werden kann. Der Eingangsoffset eines OPVs wird durch seinen internen Aufbau hervorgerufen und tritt daher bei allen OPVs auf.</text:span></text:p>
      <text:p text:style-name="P9"/>
      <text:p text:style-name="P12">Um die Gleichtaktunterdrückung (Common Mode Rejection Ratio) zu ermitteln, legt man an beiden Eingängen das gleiche Signal an und betrachtet den Ausgang am Oszilloskop. Für eine Eingangsspannung von ue=12Vpp und eine Frequenz von f=100Hz wurde am Ausgang ua=160mVpp gemessen. Daraus <text:span text:style-name="T18">ergibt</text:span> sich mit der Formel A=ua/ue=<text:span text:style-name="T7">13,33*10^-3 die Gleichtaktverstärkung. Mit Formel CMRR=20*log(Vgemessen/A)=96,83dB kommt man auf die Gleichtaktunterdrückung.</text:span></text:p>
      <text:p text:style-name="P11"><text:soft-page-break/></text:p>
      <text:p text:style-name="P13">Um den RMS Wert des Rauschens zu messen, wurden die beiden Eingänge kurzgeschlossen und das Ausgangssignal mit dem Oszilloskop gemessen. Dabei ergab sich, mit <text:span text:style-name="T19">eigestellter</text:span> AC Kopplung, ein Ua=1,8mV, was dem Rauschen entspricht.</text:p>
      <text:p text:style-name="P13"/>
      <text:p text:style-name="P13">3.2.3 Instrumentenverstärker</text:p>
      <text:p text:style-name="P13"/>
      <text:p text:style-name="P13">Nun sollten die Merkmale eines Instrumentenverstärkers in einer Halbbrücke ermittelt werden. Der Widerstand R<text:span text:style-name="T19">G</text:span> wurde in dem Fall durch die <text:span text:style-name="T19">angenommene</text:span> Verstärkung V=1000 gemäß der Formel <text:span text:style-name="T19">V=1+(2*R)/RG=1+50kOhm/RG</text:span> auf <text:span text:style-name="T19">RG=</text:span>50Ohm festgelegt.</text:p>
      <text:p text:style-name="P13"/>
      <text:p text:style-name="P13">Sämtliche Messaufbauten erfolgen analog zu denen aus Unterpunkt 3.2.1 und werden aus diesem Grund hierbei etwas kürzer gefasst.</text:p>
      <text:p text:style-name="P13"/>
      <text:p text:style-name="P13">Aus der Messung für die Gegentaktverstärkung <text:span text:style-name="T19">erhielt</text:span> man ein ua=5,7Vpp bei einem Eingang von ue=5mVpp <text:span text:style-name="T20">und einer Frequenz</text:span> f=100Hz. Daraus errechnet sich V zu 1,14*10^3.</text:p>
      <text:p text:style-name="P13"/>
      <text:p text:style-name="P14">Der Eingangsoffset errechnet sich daher, <text:span text:style-name="T20">mit</text:span> einem gemessenen Ua=5mV zu Ue=Ua/V=4,39*10^-6.</text:p>
      <text:p text:style-name="P14"/>
      <text:p text:style-name="P15">Die Ausgangsspannung am Oszilloskop beträgt ua=30mVpp, bei aufgebauter Schaltung für die Bestimmung der Gleichtaktunterdrückung und einem Eingang von 5Vpp bei f=100Hz. Daraus ergibt sich ein A=6*10^-3, woraus ein CMRR von 105,58dB folgt.</text:p>
      <text:p text:style-name="P14"/>
      <text:p text:style-name="P14">Für den Instrumentenverstärker wurde ein RMS Rauschen von 4,17mV gemessen.</text:p>
      <text:p text:style-name="P16"/>
      <text:p text:style-name="P16"><text:span text:style-name="T21">Zum Vergleich der beiden Verstärker sind in Tabelle 3.3 nochmals alle Eigenschaften aufgelistet. Dabei erkennt man, dass der </text:span>Instrumentenverstärker eine höher Gegentaktverstärkung, sowie einen <text:span text:style-name="T21">geringeren Eingangsoffset und einen</text:span> höhere<text:span text:style-name="T21">n</text:span> CMRR <text:span text:style-name="T21">hat</text:span>. <text:span text:style-name="T21">Hingegen hat der Subtrahierverstärker ein geringeres Rauschen</text:span>.</text:p>
      <text:p text:style-name="P16"/>
      <text:p text:style-name="P14">Tabelle <text:span text:style-name="T21">3.3</text:span>:</text:p>
      <text:p text:style-name="P14"/>
      <table:table table:name="Tabelle3" table:style-name="Tabelle3">
        <table:table-column table:style-name="Tabelle3.A" table:number-columns-repeated="3"/>
        <table:table-row>
          <table:table-cell table:style-name="Tabelle3.A1" office:value-type="string">
            <text:p text:style-name="P37">Eigenschaft</text:p>
          </table:table-cell>
          <table:table-cell table:style-name="Tabelle3.A1" office:value-type="string">
            <text:p text:style-name="P37">Subtrahierverstärker</text:p>
          </table:table-cell>
          <table:table-cell table:style-name="Tabelle3.C1" office:value-type="string">
            <text:p text:style-name="P37">Instrumentenverstärker</text:p>
          </table:table-cell>
        </table:table-row>
        <table:table-row>
          <table:table-cell table:style-name="Tabelle3.A2" office:value-type="string">
            <text:p text:style-name="P37">Gegentaktverstärkung</text:p>
          </table:table-cell>
          <table:table-cell table:style-name="Tabelle3.A2" office:value-type="string">
            <text:p text:style-name="P37">925</text:p>
          </table:table-cell>
          <table:table-cell table:style-name="Tabelle3.C2" office:value-type="string">
            <text:p text:style-name="P37">1,14*10^3</text:p>
          </table:table-cell>
        </table:table-row>
        <table:table-row>
          <table:table-cell table:style-name="Tabelle3.A2" office:value-type="string">
            <text:p text:style-name="P37">Eingangsoffset</text:p>
          </table:table-cell>
          <table:table-cell table:style-name="Tabelle3.A2" office:value-type="string">
            <text:p text:style-name="P37">350uV</text:p>
          </table:table-cell>
          <table:table-cell table:style-name="Tabelle3.C2" office:value-type="string">
            <text:p text:style-name="P37">4,39uV</text:p>
          </table:table-cell>
        </table:table-row>
        <table:table-row>
          <table:table-cell table:style-name="Tabelle3.A2" office:value-type="string">
            <text:p text:style-name="P37">CMRR</text:p>
          </table:table-cell>
          <table:table-cell table:style-name="Tabelle3.A2" office:value-type="string">
            <text:p text:style-name="P37">96,83dB</text:p>
          </table:table-cell>
          <table:table-cell table:style-name="Tabelle3.C2" office:value-type="string">
            <text:p text:style-name="P37">105,58dB</text:p>
          </table:table-cell>
        </table:table-row>
        <table:table-row>
          <table:table-cell table:style-name="Tabelle3.A2" office:value-type="string">
            <text:p text:style-name="P37">Rauschen</text:p>
          </table:table-cell>
          <table:table-cell table:style-name="Tabelle3.A2" office:value-type="string">
            <text:p text:style-name="P37">1,8mV</text:p>
          </table:table-cell>
          <table:table-cell table:style-name="Tabelle3.C2" office:value-type="string">
            <text:p text:style-name="P37">4,17mV</text:p>
          </table:table-cell>
        </table:table-row>
      </table:table>
      <text:p text:style-name="P14"/>
      <text:p text:style-name="P14"/>
      <text:p text:style-name="P14"/>
      <text:p text:style-name="P14">3.3 Ausschlag Messbrücke</text:p>
      <text:p text:style-name="P14">3.3.1 Gewichtsmessung mit einer Halbbrücke</text:p>
      <text:p text:style-name="P14"/>
      <text:p text:style-name="P17">Ein Dehnmessstreifen soll, in einer Halbbrückenschaltung verbaut, auf seine Funktionsweise getestet werden, <text:span text:style-name="T8">wobei auch zusätzlich der Instrumentenverstärker aus Übung 3.2.3 angeschlossen wird. Konkret wird dabei mithilfe von Referenzgewichten der Spannungssausschlag bei Belastung der Messbrücke mit den Gewichten gemessen.</text:span></text:p>
      <text:p text:style-name="P17"/>
      <text:p text:style-name="P20"><text:soft-page-break/>Bei 25°C wurde der Widerstand des Dehnmessstreifen als R1d=119,9Ohm gemessen, dementsprechend wurden die restlichen Widerstände gewählt. </text:p>
      <text:p text:style-name="P17"/>
      <text:p text:style-name="P19">Wie in Abb. <text:span text:style-name="T22">(GewichtsmessungHalbbruecke_3_3_1 (Bitte in Bildbezeichnung unter dem Bild dazuschreiben, dass der eingetragene rote Punkt das Handy ist!))</text:span> zu sehen, ist der Zusammenhang <text:span text:style-name="T23">trotz Schwankungen</text:span> <text:span text:style-name="T22">annähernd linear</text:span>. Die Sensitivität der Schaltung wird dabei mithilfe der Formel <text:span text:style-name="T9">E(delta m)= (U2-U1)/(500g-0g)=(620mV-885mV)/(0,5kg-0kg)=-530mV/kg berechnet.</text:span></text:p>
      <text:p text:style-name="P18"/>
      <text:p text:style-name="P20">Der Offset am Ausgang des Messverstärkers entspricht der Spannung bei unbelastetem Dehnmessstreifen, also folglich 885mV. Das lässt sich durch <text:span text:style-name="T22">den Eingangsoffset des Instrumentenverstärkers erklären und dadurch, dass möglicherweise die Messbrücke nicht vollständig abgeglichen war,</text:span> erklären.</text:p>
      <text:p text:style-name="P20"/>
      <text:p text:style-name="P21">Zusätzlich wurde das Gewicht eines IPhone SE durch die Schaltung bestimmt, <text:span text:style-name="T10">mithilfe der Formel m=Ugemessen-Uoffset/E=(837mV-885mV)/-530m(V/kg)=90g. Die Abweichung von den 113g, die der Hersteller für dieses Handy angegeben hat, lässt sich durch die niedrige Sensitivität der Messbrücke, sowie mögliche Störungen durch Stöße am Tisch erklären.</text:span></text:p>
      <text:p text:style-name="P20"/>
      <text:p text:style-name="P22">3.3.2 Störein<text:span text:style-name="T11">flüsse einer Halbbrücken</text:span></text:p>
      <text:p text:style-name="P22"/>
      <text:p text:style-name="P23">Um die möglichen Störeinflüsse durch die Temperaturabhängigkeit eine Halbbrücke einschätzen zu können, wurde nun ein Heizelement, gespeist durch einen Funktionsgenerator, benutzt, um sowohl die Verstärkerausgangsspannung, als auch das Rauschen bei verschiedenen Temperaturen aufzuzeichnen. Die Temperaturmessung erfolgte hierbei über ein geeignetes Multimeter, während das Rauschen sowie der Wert der Verstärkerausgangsspannung mit dem Oszilloskop bestimmt wurden.</text:p>
      <text:p text:style-name="P23"/>
      <text:p text:style-name="P26">Durch einen Fehler bei der Messung, der erst im Nachhinein aufgefallen ist, liegen für die Messung nicht ab der Starttemperatur des Heizelements von 25°C vor, sondern nur Werte ab einer Temperatur von 33°C. Die Werte für die Verstärkerausgangsspannung sind, wie man in Abb. <text:span text:style-name="T23">(TemperaturmessungHalbbruecke_3_3_2)</text:span> sehen kann, nicht sehr aussagekräftig, da sie zu stark schwanken, um einen funktionalen Zusammenhang erkennen zu können. Das Rauschen hingegen bleibt verhältnismäßig konstant über die Temperatur.</text:p>
      <text:p text:style-name="P25"/>
      <text:p text:style-name="P25">3.3.3 <text:span text:style-name="T12">Vollbrücke</text:span></text:p>
      <text:p text:style-name="P25"/>
      <text:p text:style-name="P28">Nun wird die Halbbrücke zur Vollbrücke erweitert, und sämtliche zuvor durchgeführte Messungen werden wiederholt, um eine Vergleich zwischen beiden Schaltungen ziehen zu können. <text:span text:style-name="T23">Die Messung wurde bei 27°C gemacht, da nicht auf vollständiges Abkühlen des Heizelements gewartet werden konnte.</text:span> In Abb. <text:span text:style-name="T23">(GewichtsmessungVollbruecke_3_3_3)</text:span> <text:span text:style-name="T23">sind </text:span>die einzelnen Ausschläge für verschiedene Gewichte <text:span text:style-name="T23">dargestellt, und es ist ein nahezu linearer Zusammenhang erkennbar, mit kaum Abweichungen</text:span>. Die Sensitivität errechnet sich, wie schon zuvor, aus E(delta m)=U2-U1/500g-0g=1,16V/kg, was betragsmäßig um circa einen Faktor 2 größer ist als die Sensitivität einer Halbbrücke.</text:p>
      <text:p text:style-name="P27"/>
      <text:p text:style-name="P28">Auch für Vollbrückenschaltung wurde nun durch das Heizelement die Temperatur des Dehnmessstreifen erhöht und die Verstärkerausgangsspannung sowie das Rauschen der Schaltung aufgenommen. In Abb. <text:span text:style-name="T23">(TemperaturmessungVollbruecke_3_3_3)</text:span> kann man sehr schön sehen, dass mit steigender Temperatur auch die Ausgangsspannung <text:span text:style-name="T13">eine leichte Steigung aufweist, mit einem Ausreißer nach oben bei 36°C. Das Rauschen ist auf jeden Fall geringer als bei der Halbbrücke, wobei man jedoch erkennen kann, dass mit steigender Temperatur das Rauschen stärker sinkt, </text:span><text:soft-page-break/><text:span text:style-name="T13">entgegen jeder physikalischen Erwartung. Somit ist dies vermutlich eher auf einen Messfehler zurückzuführen, als auf eine tatsächliche Auswirkung der Temperaturerhöhung.</text:span></text:p>
      <text:p text:style-name="P27"/>
      <text:p text:style-name="P29">3.3.4 Tiefpassfilter zur Rauschreduzierung</text:p>
      <text:p text:style-name="P29"/>
      <text:p text:style-name="P29">Um nun das Rauschen der Schaltung zu reduzieren, soll ein Tiefpassfilter, aufgebaut als RC-Glied, nun hinzugeschalten werden. Für eine Kapazität von 10nF und eine gewählte Grenzfrequenz von 100<text:span text:style-name="T14">H</text:span>z ergibt sich daher ein Widerstand von 159kOhm, <text:span text:style-name="T14">wofür ein Widerstand von 150kOhm in die Schaltung eingebaut wurde. Über die Formel f=1/2*Pi*R*C ergibt sich damit eine reale Grenzfrequenz von 106,1Hz.</text:span></text:p>
      <text:p text:style-name="P29"/>
      <text:p text:style-name="P30">Die Messung des Rauschens am Oszilloskop ergab ohne den Filter 20mV und mit hinzugeschaltetem Filter 1,6mV, womit man eindeutig die Reduzierung des Rauschens sehen kann. Das Rauschen setzt sich in diesem Fall aus dem thermischen Rauschen, dem Rauschen der Schaltung, sowie Störung durch elektrische oder magnetische Felder zusa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14:39:32.046000000</meta:creation-date>
    <dc:date>2018-12-19T15:43:10.580000000</dc:date>
    <meta:editing-duration>PT3H22S</meta:editing-duration>
    <meta:editing-cycles>14</meta:editing-cycles>
    <meta:generator>LibreOffice/5.3.6.1$Windows_x86 LibreOffice_project/686f202eff87ef707079aeb7f485847613344eb7</meta:generator>
    <meta:document-statistic meta:table-count="3" meta:image-count="0" meta:object-count="0" meta:page-count="5" meta:paragraph-count="88" meta:word-count="1435" meta:character-count="11112" meta:non-whitespace-character-count="9762"/>
  </office:meta>
</office:document-meta>
</file>